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NVP Example" table:style-name="ta1">
        <table:table-column table:style-name="co1" table:default-cell-style-name="ce1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Project</text:p>
          </table:table-cell>
          <table:covered-table-cell table:number-columns-repeated="2" table:style-name="ce8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Inversion</text:p>
          </table:table-cell>
          <table:table-cell office:value-type="currency" office:currency="GBP" office:value="-200" calcext:value-type="currency">
            <text:p>-£200.00</text:p>
          </table:table-cell>
          <table:table-cell office:value-type="currency" office:currency="GBP" office:value="-300" calcext:value-type="currency">
            <text:p>-£300.00</text:p>
          </table:table-cell>
          <table:table-cell office:value-type="currency" office:currency="GBP" office:value="-400" calcext:value-type="currency">
            <text:p>-£400.00</text:p>
          </table:table-cell>
          <table:table-cell/>
          <table:table-cell table:style-name="ce8" office:value-type="string" calcext:value-type="string">
            <text:p>Discount Rate</text:p>
          </table:table-cell>
          <table:table-cell table:style-name="ce7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CashFlow 1st year</text:p>
          </table:table-cell>
          <table:table-cell office:value-type="currency" office:currency="GBP" office:value="50" calcext:value-type="currency">
            <text:p>£50.00</text:p>
          </table:table-cell>
          <table:table-cell office:value-type="currency" office:currency="GBP" office:value="70" calcext:value-type="currency">
            <text:p>£70.00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Flow 2nd year</text:p>
          </table:table-cell>
          <table:table-cell office:value-type="currency" office:currency="GBP" office:value="100" calcext:value-type="currency">
            <text:p>£100.00</text:p>
          </table:table-cell>
          <table:table-cell office:value-type="currency" office:currency="GBP" office:value="70" calcext:value-type="currency">
            <text:p>£70.00</text:p>
          </table:table-cell>
          <table:table-cell office:value-type="currency" office:currency="GBP" office:value="200" calcext:value-type="currency">
            <text:p>£2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Flow 3rd year</text:p>
          </table:table-cell>
          <table:table-cell office:value-type="currency" office:currency="GBP" office:value="200" calcext:value-type="currency">
            <text:p>£200.00</text:p>
          </table:table-cell>
          <table:table-cell office:value-type="currency" office:currency="GBP" office:value="170" calcext:value-type="currency">
            <text:p>£170.00</text:p>
          </table:table-cell>
          <table:table-cell office:value-type="currency" office:currency="GBP" office:value="380" calcext:value-type="currency">
            <text:p>£380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 SUM(['NVP Example'.B3:.B6])" office:value-type="currency" office:currency="GBP" office:value="150" calcext:value-type="currency">
            <text:p>£150.00</text:p>
          </table:table-cell>
          <table:table-cell table:formula="of:= SUM(['NVP Example'.C3:.C6])" office:value-type="currency" office:currency="GBP" office:value="10" calcext:value-type="currency">
            <text:p>£10.00</text:p>
          </table:table-cell>
          <table:table-cell table:formula="of:= SUM(['NVP Example'.D3:.D6])" office:value-type="currency" office:currency="GBP" office:value="280" calcext:value-type="currency">
            <text:p>£280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NVP</text:p>
          </table:table-cell>
          <table:table-cell table:style-name="ce6" table:formula="of:=['NVP Example'.B3] + NPV(['NVP Example'.$G$3];['NVP Example'.B4:.B6])" office:value-type="currency" office:currency="GBP" office:value="111.089515171148" calcext:value-type="currency">
            <text:p>£111.09</text:p>
          </table:table-cell>
          <table:table-cell table:style-name="ce6" table:formula="of:=['NVP Example'.C3] + NPV(['NVP Example'.$G$3];['NVP Example'.C4:.C6])" office:value-type="currency" office:currency="GBP" office:value="-22.9888780909189" calcext:value-type="currency">
            <text:p>-£22.99</text:p>
          </table:table-cell>
          <table:table-cell table:style-name="ce6" table:formula="of:=['NVP Example'.D3] + NPV(['NVP Example'.$G$3];['NVP Example'.D4:.D6])" office:value-type="currency" office:currency="GBP" office:value="204.902278371666" calcext:value-type="currency">
            <text:p>£204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</text:p>
          </table:table-cell>
          <table:table-cell table:style-name="ce7" table:formula="of:=IRR(['NVP Example'.B3:.B6])" office:value-type="percentage" office:value="0.267250074181941" calcext:value-type="percentage">
            <text:p>26.73%</text:p>
          </table:table-cell>
          <table:table-cell table:style-name="ce7" table:formula="of:=IRR(['NVP Example'.C3:.C6])" office:value-type="percentage" office:value="0.0142473243594857" calcext:value-type="percentage">
            <text:p>1.42%</text:p>
          </table:table-cell>
          <table:table-cell table:style-name="ce7" table:formula="of:=IRR(['NVP Example'.D3:.D6])" office:value-type="percentage" office:value="0.253496747200278" calcext:value-type="percentage">
            <text:p>25.35%</text:p>
          </table:table-cell>
          <table:table-cell table:number-columns-repeated="3"/>
        </table:table-row>
      </table:table>
      <table:table table:name="Refactor" table:style-name="ta1"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ce9" office:value-type="string" calcext:value-type="string" table:number-columns-spanned="6" table:number-rows-spanned="1">
            <text:p>Release Estimation Planing</text:p>
          </table:table-cell>
          <table:covered-table-cell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9"/>
          <table:table-cell table:style-name="Default"/>
          <table:table-cell table:number-columns-repeated="2"/>
          <table:table-cell office:value-type="string" calcext:value-type="string">
            <text:p>Hour cost</text:p>
          </table:table-cell>
          <table:table-cell office:value-type="currency" office:currency="GBP" office:value="50" calcext:value-type="currency">
            <text:p>£50.00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eature 1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Feature 2</text:p>
          </table:table-cell>
          <table:covered-table-cell/>
          <table:table-cell table:style-name="ce9" office:value-type="string" calcext:value-type="string" table:number-columns-spanned="2" table:number-rows-spanned="1">
            <text:p>Feature 3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Per Modul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SUM(Hours)</text:p>
          </table:table-cell>
          <table:table-cell office:value-type="string" calcext:value-type="string">
            <text:p>SUM(Cost)</text:p>
          </table:table-cell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40" calcext:value-type="float">
            <text:p>40</text:p>
          </table:table-cell>
          <table:table-cell table:formula="of:= [Refactor.B5] * [Refactor.$G$2]" office:value-type="currency" office:currency="GBP" office:value="2000" calcext:value-type="currency">
            <text:p>£2,000.00</text:p>
          </table:table-cell>
          <table:table-cell office:value-type="float" office:value="100" calcext:value-type="float">
            <text:p>100</text:p>
          </table:table-cell>
          <table:table-cell table:style-name="ce5" table:formula="of:= [Refactor.D5] * [Refactor.$G$2]" office:value-type="currency" office:currency="GBP" office:value="5000" calcext:value-type="currency">
            <text:p>£5,000.00</text:p>
          </table:table-cell>
          <table:table-cell office:value-type="float" office:value="0" calcext:value-type="float">
            <text:p>0</text:p>
          </table:table-cell>
          <table:table-cell table:formula="of:= [Refactor.F5] * [Refactor.$G$2]" office:value-type="currency" office:currency="GBP" office:value="0" calcext:value-type="currency">
            <text:p>£0.00</text:p>
          </table:table-cell>
          <table:table-cell table:formula="of:= [.B5] + [.D5] + [.F5]" office:value-type="float" office:value="140" calcext:value-type="float">
            <text:p>140</text:p>
          </table:table-cell>
          <table:table-cell table:style-name="ce5" table:formula="of:= [.C5] + [.E5] + [.G5]" office:value-type="currency" office:currency="GBP" office:value="7000" calcext:value-type="currency">
            <text:p>£7,000.00</text:p>
          </table:table-cell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20" calcext:value-type="float">
            <text:p>20</text:p>
          </table:table-cell>
          <table:table-cell table:formula="of:= [Refactor.B6] * [Refactor.$G$2]" office:value-type="currency" office:currency="GBP" office:value="1000" calcext:value-type="currency">
            <text:p>£1,000.00</text:p>
          </table:table-cell>
          <table:table-cell office:value-type="float" office:value="30" calcext:value-type="float">
            <text:p>30</text:p>
          </table:table-cell>
          <table:table-cell table:style-name="ce5" table:formula="of:= [Refactor.D6] * [Refactor.$G$2]" office:value-type="currency" office:currency="GBP" office:value="1500" calcext:value-type="currency">
            <text:p>£1,500.00</text:p>
          </table:table-cell>
          <table:table-cell office:value-type="float" office:value="50" calcext:value-type="float">
            <text:p>50</text:p>
          </table:table-cell>
          <table:table-cell table:formula="of:= [Refactor.F6] * [Refactor.$G$2]" office:value-type="currency" office:currency="GBP" office:value="2500" calcext:value-type="currency">
            <text:p>£2,500.00</text:p>
          </table:table-cell>
          <table:table-cell table:formula="of:= [.B6] + [.D6] + [.F6]" office:value-type="float" office:value="100" calcext:value-type="float">
            <text:p>100</text:p>
          </table:table-cell>
          <table:table-cell table:style-name="ce5" table:formula="of:= [.C6] + [.E6] + [.G6]" office:value-type="currency" office:currency="GBP" office:value="5000" calcext:value-type="currency">
            <text:p>£5,000.00</text:p>
          </table:table-cell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80" calcext:value-type="float">
            <text:p>80</text:p>
          </table:table-cell>
          <table:table-cell table:formula="of:= [Refactor.B7] * [Refactor.$G$2]" office:value-type="currency" office:currency="GBP" office:value="4000" calcext:value-type="currency">
            <text:p>£4,000.00</text:p>
          </table:table-cell>
          <table:table-cell office:value-type="float" office:value="0" calcext:value-type="float">
            <text:p>0</text:p>
          </table:table-cell>
          <table:table-cell table:style-name="ce5" table:formula="of:= [Refactor.D7] * [Refactor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 [Refactor.F7] * [Refactor.$G$2]" office:value-type="currency" office:currency="GBP" office:value="0" calcext:value-type="currency">
            <text:p>£0.00</text:p>
          </table:table-cell>
          <table:table-cell table:formula="of:= [.B7] + [.D7] + [.F7]" office:value-type="float" office:value="80" calcext:value-type="float">
            <text:p>80</text:p>
          </table:table-cell>
          <table:table-cell table:style-name="ce5" table:formula="of:= [.C7] + [.E7] + [.G7]" office:value-type="currency" office:currency="GBP" office:value="4000" calcext:value-type="currency">
            <text:p>£4,000.00</text:p>
          </table:table-cell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Refactor.B8] * [Refactor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 [Refactor.D8] * [Refactor.$G$2]" office:value-type="currency" office:currency="GBP" office:value="0" calcext:value-type="currency">
            <text:p>£0.00</text:p>
          </table:table-cell>
          <table:table-cell office:value-type="float" office:value="40" calcext:value-type="float">
            <text:p>40</text:p>
          </table:table-cell>
          <table:table-cell table:formula="of:= [Refactor.F8] * [Refactor.$G$2]" office:value-type="currency" office:currency="GBP" office:value="2000" calcext:value-type="currency">
            <text:p>£2,000.00</text:p>
          </table:table-cell>
          <table:table-cell table:formula="of:= [.B8] + [.D8] + [.F8]" office:value-type="float" office:value="40" calcext:value-type="float">
            <text:p>40</text:p>
          </table:table-cell>
          <table:table-cell table:style-name="ce5" table:formula="of:= [.C8] + [.E8] + [.G8]" office:value-type="currency" office:currency="GBP" office:value="2000" calcext:value-type="currency">
            <text:p>£2,000.00</text:p>
          </table:table-cell>
        </table:table-row>
        <table:table-row table:style-name="ro1">
          <table:table-cell office:value-type="string" calcext:value-type="string">
            <text:p>SubTotals</text:p>
          </table:table-cell>
          <table:table-cell table:formula="of:= SUM([Refactor.B5:.B8])" office:value-type="float" office:value="140" calcext:value-type="float">
            <text:p>140</text:p>
          </table:table-cell>
          <table:table-cell table:formula="of:= SUM([Refactor.C5:.C8])" office:value-type="currency" office:currency="GBP" office:value="7000" calcext:value-type="currency">
            <text:p>£7,000.00</text:p>
          </table:table-cell>
          <table:table-cell table:formula="of:= SUM([Refactor.D5:.D8])" office:value-type="float" office:value="130" calcext:value-type="float">
            <text:p>130</text:p>
          </table:table-cell>
          <table:table-cell table:style-name="ce5" table:formula="of:= SUM([Refactor.E5:.E8])" office:value-type="currency" office:currency="GBP" office:value="6500" calcext:value-type="currency">
            <text:p>£6,500.00</text:p>
          </table:table-cell>
          <table:table-cell table:formula="of:= SUM([Refactor.F5:.F8])" office:value-type="float" office:value="90" calcext:value-type="float">
            <text:p>90</text:p>
          </table:table-cell>
          <table:table-cell table:formula="of:= SUM([Refactor.G5:.G8])" office:value-type="currency" office:currency="GBP" office:value="4500" calcext:value-type="currency">
            <text:p>£4,500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10" office:value-type="string" calcext:value-type="string" table:number-columns-spanned="2" table:number-rows-spanned="1">
            <text:p>Total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Hours</text:p>
          </table:table-cell>
          <table:table-cell table:style-name="Default" table:formula="of:= [Refactor.B9] + [Refactor.D9] + [Refactor.F9]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Refactor.C9] + [Refactor.E9] + [Refactor.G9]" office:value-type="currency" office:currency="GBP" office:value="18000" calcext:value-type="currency">
            <text:p>£18,0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actor A</text:p>
          </table:table-cell>
          <table:table-cell/>
          <table:table-cell table:style-name="Default" office:value-type="string" calcext:value-type="string">
            <text:p>Affect Module 1 and 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table:style-name="Default"/>
          <table:table-cell office:value-type="string" calcext:value-type="string">
            <text:p>Feature 2</text:p>
          </table:table-cell>
          <table:table-cell/>
          <table:table-cell office:value-type="string" calcext:value-type="string">
            <text:p>Feature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float" office:value="40" calcext:value-type="float">
            <text:p>40</text:p>
          </table:table-cell>
          <table:table-cell table:formula="of:= [.B17] * [.$G$2]" office:value-type="currency" office:currency="GBP" office:value="2000" calcext:value-type="currency">
            <text:p>£2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17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17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10" calcext:value-type="float">
            <text:p>10</text:p>
          </table:table-cell>
          <table:table-cell table:formula="of:= [.B18] * [.$G$2]" office:value-type="currency" office:currency="GBP" office:value="500" calcext:value-type="currency">
            <text:p>£500.00</text:p>
          </table:table-cell>
          <table:table-cell office:value-type="float" office:value="50" calcext:value-type="float">
            <text:p>50</text:p>
          </table:table-cell>
          <table:table-cell table:style-name="ce5" table:formula="of:=[.D18] * [.$G$2]" office:value-type="currency" office:currency="GBP" office:value="2500" calcext:value-type="currency">
            <text:p>£2,500.00</text:p>
          </table:table-cell>
          <table:table-cell office:value-type="float" office:value="0" calcext:value-type="float">
            <text:p>0</text:p>
          </table:table-cell>
          <table:table-cell table:formula="of:=[.F18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10" calcext:value-type="float">
            <text:p>10</text:p>
          </table:table-cell>
          <table:table-cell table:formula="of:= [.B19] * [.$G$2]" office:value-type="currency" office:currency="GBP" office:value="500" calcext:value-type="currency">
            <text:p>£500.00</text:p>
          </table:table-cell>
          <table:table-cell office:value-type="float" office:value="10" calcext:value-type="float">
            <text:p>10</text:p>
          </table:table-cell>
          <table:table-cell table:style-name="ce5" table:formula="of:=[.D19] * [.$G$2]" office:value-type="currency" office:currency="GBP" office:value="500" calcext:value-type="currency">
            <text:p>£500.00</text:p>
          </table:table-cell>
          <table:table-cell office:value-type="float" office:value="20" calcext:value-type="float">
            <text:p>20</text:p>
          </table:table-cell>
          <table:table-cell table:formula="of:=[.F19] * [.$G$2]" office:value-type="currency" office:currency="GBP" office:value="1000" calcext:value-type="currency">
            <text:p>£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80" calcext:value-type="float">
            <text:p>80</text:p>
          </table:table-cell>
          <table:table-cell table:formula="of:= [.B20] * [.$G$2]" office:value-type="currency" office:currency="GBP" office:value="4000" calcext:value-type="currency">
            <text:p>£4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20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20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.B21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[.D21] * [.$G$2]" office:value-type="currency" office:currency="GBP" office:value="0" calcext:value-type="currency">
            <text:p>£0.00</text:p>
          </table:table-cell>
          <table:table-cell office:value-type="float" office:value="40" calcext:value-type="float">
            <text:p>40</text:p>
          </table:table-cell>
          <table:table-cell table:formula="of:=[.F21] * [.$G$2]" office:value-type="currency" office:currency="GBP" office:value="2000" calcext:value-type="currency">
            <text:p>£2,000.00</text:p>
          </table:table-cell>
          <table:table-cell table:number-columns-repeated="2"/>
        </table:table-row>
        <table:table-row table:style-name="ro1">
          <table:table-cell/>
          <table:table-cell table:formula="of:= SUM([.B17:.B21])" office:value-type="float" office:value="140" calcext:value-type="float">
            <text:p>140</text:p>
          </table:table-cell>
          <table:table-cell table:formula="of:= SUM([.C17:.C21])" office:value-type="currency" office:currency="GBP" office:value="7000" calcext:value-type="currency">
            <text:p>£7,000.00</text:p>
          </table:table-cell>
          <table:table-cell table:formula="of:=SUM([.D17:.D21])" office:value-type="float" office:value="60" calcext:value-type="float">
            <text:p>60</text:p>
          </table:table-cell>
          <table:table-cell table:style-name="ce5" table:formula="of:=SUM([.E17:.E21])" office:value-type="currency" office:currency="GBP" office:value="3000" calcext:value-type="currency">
            <text:p>£3,000.00</text:p>
          </table:table-cell>
          <table:table-cell table:formula="of:=SUM([.F17:.F21])" office:value-type="float" office:value="60" calcext:value-type="float">
            <text:p>60</text:p>
          </table:table-cell>
          <table:table-cell table:formula="of:=SUM([.G17:.G21])" office:value-type="currency" office:currency="GBP" office:value="3000" calcext:value-type="currency">
            <text:p>£3,000.0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10" office:value-type="string" calcext:value-type="string" table:number-columns-spanned="2" table:number-rows-spanned="1">
            <text:p>Total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Hours</text:p>
          </table:table-cell>
          <table:table-cell table:formula="of:= [.B22] + [.D22] + [.F22]" office:value-type="currency" office:currency="GBP" office:value="260" calcext:value-type="currency">
            <text:p>£26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.C22] + [.E22] + [.G22]" office:value-type="currency" office:currency="GBP" office:value="13000" calcext:value-type="currency">
            <text:p>£13,000.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actor B</text:p>
          </table:table-cell>
          <table:table-cell/>
          <table:table-cell table:style-name="Default" office:value-type="string" calcext:value-type="string">
            <text:p>Affect Module 3 and 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table:style-name="Default"/>
          <table:table-cell office:value-type="string" calcext:value-type="string">
            <text:p>Feature 2</text:p>
          </table:table-cell>
          <table:table-cell/>
          <table:table-cell office:value-type="string" calcext:value-type="string">
            <text:p>Feature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ing</text:p>
          </table:table-cell>
          <table:table-cell office:value-type="float" office:value="30" calcext:value-type="float">
            <text:p>30</text:p>
          </table:table-cell>
          <table:table-cell table:formula="of:= [.B31] * [.$G$2]" office:value-type="currency" office:currency="GBP" office:value="1500" calcext:value-type="currency">
            <text:p>£1,500.00</text:p>
          </table:table-cell>
          <table:table-cell office:value-type="float" office:value="0" calcext:value-type="float">
            <text:p>0</text:p>
          </table:table-cell>
          <table:table-cell table:style-name="ce5" table:formula="of:=[.D31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31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1</text:p>
          </table:table-cell>
          <table:table-cell office:value-type="float" office:value="40" calcext:value-type="float">
            <text:p>40</text:p>
          </table:table-cell>
          <table:table-cell table:formula="of:= [.B32] * [.$G$2]" office:value-type="currency" office:currency="GBP" office:value="2000" calcext:value-type="currency">
            <text:p>£2,000.00</text:p>
          </table:table-cell>
          <table:table-cell office:value-type="float" office:value="100" calcext:value-type="float">
            <text:p>100</text:p>
          </table:table-cell>
          <table:table-cell table:style-name="ce5" table:formula="of:=[.D32] * [.$G$2]" office:value-type="currency" office:currency="GBP" office:value="5000" calcext:value-type="currency">
            <text:p>£5,000.00</text:p>
          </table:table-cell>
          <table:table-cell office:value-type="float" office:value="0" calcext:value-type="float">
            <text:p>0</text:p>
          </table:table-cell>
          <table:table-cell table:formula="of:=[.F32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2</text:p>
          </table:table-cell>
          <table:table-cell office:value-type="float" office:value="20" calcext:value-type="float">
            <text:p>20</text:p>
          </table:table-cell>
          <table:table-cell table:formula="of:= [.B33] * [.$G$2]" office:value-type="currency" office:currency="GBP" office:value="1000" calcext:value-type="currency">
            <text:p>£1,000.00</text:p>
          </table:table-cell>
          <table:table-cell office:value-type="float" office:value="30" calcext:value-type="float">
            <text:p>30</text:p>
          </table:table-cell>
          <table:table-cell table:style-name="ce5" table:formula="of:=[.D33] * [.$G$2]" office:value-type="currency" office:currency="GBP" office:value="1500" calcext:value-type="currency">
            <text:p>£1,500.00</text:p>
          </table:table-cell>
          <table:table-cell office:value-type="float" office:value="50" calcext:value-type="float">
            <text:p>50</text:p>
          </table:table-cell>
          <table:table-cell table:formula="of:=[.F33] * [.$G$2]" office:value-type="currency" office:currency="GBP" office:value="2500" calcext:value-type="currency">
            <text:p>£2,5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3</text:p>
          </table:table-cell>
          <table:table-cell office:value-type="float" office:value="40" calcext:value-type="float">
            <text:p>40</text:p>
          </table:table-cell>
          <table:table-cell table:formula="of:= [.B34] * [.$G$2]" office:value-type="currency" office:currency="GBP" office:value="2000" calcext:value-type="currency">
            <text:p>£2,000.00</text:p>
          </table:table-cell>
          <table:table-cell office:value-type="float" office:value="0" calcext:value-type="float">
            <text:p>0</text:p>
          </table:table-cell>
          <table:table-cell table:style-name="ce5" table:formula="of:=[.D34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formula="of:=[.F34] * [.$G$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4</text:p>
          </table:table-cell>
          <table:table-cell office:value-type="float" office:value="0" calcext:value-type="float">
            <text:p>0</text:p>
          </table:table-cell>
          <table:table-cell table:formula="of:= [.B35] * [.$G$2]" office:value-type="currency" office:currency="GBP" office:value="0" calcext:value-type="currency">
            <text:p>£0.00</text:p>
          </table:table-cell>
          <table:table-cell office:value-type="float" office:value="0" calcext:value-type="float">
            <text:p>0</text:p>
          </table:table-cell>
          <table:table-cell table:style-name="ce5" table:formula="of:=[.D35] * [.$G$2]" office:value-type="currency" office:currency="GBP" office:value="0" calcext:value-type="currency">
            <text:p>£0.00</text:p>
          </table:table-cell>
          <table:table-cell office:value-type="float" office:value="20" calcext:value-type="float">
            <text:p>20</text:p>
          </table:table-cell>
          <table:table-cell table:formula="of:=[.F35] * [.$G$2]" office:value-type="currency" office:currency="GBP" office:value="1000" calcext:value-type="currency">
            <text:p>£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otals</text:p>
          </table:table-cell>
          <table:table-cell table:formula="of:=SUM([.B31:.B35])" office:value-type="float" office:value="130" calcext:value-type="float">
            <text:p>130</text:p>
          </table:table-cell>
          <table:table-cell table:formula="of:=SUM([.C31:.C35])" office:value-type="currency" office:currency="GBP" office:value="6500" calcext:value-type="currency">
            <text:p>£6,500.00</text:p>
          </table:table-cell>
          <table:table-cell table:formula="of:=SUM([.D31:.D35])" office:value-type="float" office:value="130" calcext:value-type="float">
            <text:p>130</text:p>
          </table:table-cell>
          <table:table-cell table:style-name="ce5" table:formula="of:=SUM([.E31:.E35])" office:value-type="currency" office:currency="GBP" office:value="6500" calcext:value-type="currency">
            <text:p>£6,500.00</text:p>
          </table:table-cell>
          <table:table-cell table:formula="of:=SUM([.F31:.F35])" office:value-type="float" office:value="70" calcext:value-type="float">
            <text:p>70</text:p>
          </table:table-cell>
          <table:table-cell table:formula="of:=SUM([.G31:.G35])" office:value-type="currency" office:currency="GBP" office:value="3500" calcext:value-type="currency">
            <text:p>£3,50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Hours</text:p>
          </table:table-cell>
          <table:table-cell table:formula="of:= [.B36] + [.D36] + [.F36]" office:value-type="currency" office:currency="GBP" office:value="330" calcext:value-type="currency">
            <text:p>£33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ost</text:p>
          </table:table-cell>
          <table:table-cell table:formula="of:= [.C36] + [.E36] + [.G36]" office:value-type="currency" office:currency="GBP" office:value="16500" calcext:value-type="currency">
            <text:p>£16,5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VP and IRR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ount Rate</text:p>
          </table:table-cell>
          <table:table-cell table:style-name="ce7" office:value-type="percentage" office:value="0.03" calcext:value-type="percentage">
            <text:p>3.00%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factor A</text:p>
          </table:table-cell>
          <table:table-cell table:style-name="Default" office:value-type="string" calcext:value-type="string">
            <text:p>Refactor B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itial Cost</text:p>
          </table:table-cell>
          <table:table-cell table:formula="of:= - [.C17]" office:value-type="float" office:value="-2000" calcext:value-type="float">
            <text:p>-2000</text:p>
          </table:table-cell>
          <table:table-cell table:style-name="Default" table:formula="of:= -[.C31]" office:value-type="float" office:value="-1500" calcext:value-type="float">
            <text:p>-15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ease 1</text:p>
          </table:table-cell>
          <table:table-cell table:style-name="ce5" table:formula="of:= [.C22] - [.C17]" office:value-type="currency" office:currency="GBP" office:value="5000" calcext:value-type="currency">
            <text:p>£5,000.00</text:p>
          </table:table-cell>
          <table:table-cell table:formula="of:= [.C36] -[.C31]" office:value-type="currency" office:currency="GBP" office:value="5000" calcext:value-type="currency">
            <text:p>£5,000.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ease 2</text:p>
          </table:table-cell>
          <table:table-cell table:style-name="ce5" table:formula="of:=[.E22]" office:value-type="currency" office:currency="GBP" office:value="3000" calcext:value-type="currency">
            <text:p>£3,000.00</text:p>
          </table:table-cell>
          <table:table-cell table:formula="of:=[.E36]" office:value-type="currency" office:currency="GBP" office:value="6500" calcext:value-type="currency">
            <text:p>£6,500.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ease 3</text:p>
          </table:table-cell>
          <table:table-cell table:style-name="ce5" table:formula="of:=[.G22]" office:value-type="currency" office:currency="GBP" office:value="3000" calcext:value-type="currency">
            <text:p>£3,000.00</text:p>
          </table:table-cell>
          <table:table-cell table:formula="of:=[.G36]" office:value-type="currency" office:currency="GBP" office:value="3500" calcext:value-type="currency">
            <text:p>£3,500.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VP</text:p>
          </table:table-cell>
          <table:table-cell table:style-name="ce5" table:formula="of:=[.B43] + NPV([.$C$41];[.B44:.B46])" office:value-type="currency" office:currency="GBP" office:value="8427.58163749958" calcext:value-type="currency">
            <text:p>£8,427.58</text:p>
          </table:table-cell>
          <table:table-cell table:formula="of:=[.C43] + NPV([.$C$41];[.C44:.C46])" office:value-type="currency" office:currency="GBP" office:value="12684.2381491443" calcext:value-type="currency">
            <text:p>£12,684.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R</text:p>
          </table:table-cell>
          <table:table-cell table:style-name="ce7" table:formula="of:=IRR([.B43:.B46])" office:value-type="percentage" office:value="2.13187316233783" calcext:value-type="percentage">
            <text:p>213.19%</text:p>
          </table:table-cell>
          <table:table-cell table:style-name="ce7" table:formula="of:=IRR([.C43:.C46])" office:value-type="percentage" office:value="3.43032090919861" calcext:value-type="percentage">
            <text:p>343.03%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5P0"/>
    </number:currency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3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0:08:47.247350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03:15.709874547</meta:creation-date>
    <dc:date>2016-10-27T11:27:44.363678577</dc:date>
    <meta:editing-duration>PT1H33M18S</meta:editing-duration>
    <meta:editing-cycles>9</meta:editing-cycles>
    <meta:generator>LibreOffice/5.1.4.2$Linux_X86_64 LibreOffice_project/10m0$Build-2</meta:generator>
    <meta:document-statistic meta:table-count="2" meta:cell-count="234" meta:object-count="0"/>
  </office:meta>
</office:document-meta>
</file>